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utura Std Book" svg:font-family="'Futura Std Book'" style:font-pitch="variable"/>
    <style:font-face style:name="Futura URW Extra Bold" svg:font-family="'Futura URW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Futura URW Extra Bold" fo:font-size="28pt" fo:language="en" fo:country="US" fo:font-weight="normal" officeooo:rsid="00814265" officeooo:paragraph-rsid="00814265" style:font-size-asian="28pt" style:font-weight-asian="normal" style:font-size-complex="28pt" style:font-weight-complex="normal"/>
    </style:style>
    <style:style style:name="P2" style:family="paragraph" style:parent-style-name="Text_20_body">
      <style:text-properties style:font-name="Futura Std Book" fo:language="en" fo:country="US" fo:font-weight="normal" officeooo:rsid="0011aa11" officeooo:paragraph-rsid="0011aa11" style:font-weight-asian="normal" style:font-weight-complex="normal"/>
    </style:style>
    <style:style style:name="P3" style:family="paragraph" style:parent-style-name="Text_20_body">
      <style:text-properties style:font-name="Futura Std Book" fo:language="en" fo:country="US" fo:font-style="italic" fo:font-weight="normal" officeooo:rsid="00814265" officeooo:paragraph-rsid="00814265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Futura URW Extra Bold" fo:language="en" fo:country="US" officeooo:rsid="0011aa11" officeooo:paragraph-rsid="0013dbb6"/>
    </style:style>
    <style:style style:name="P5" style:family="paragraph" style:parent-style-name="Text_20_body">
      <style:paragraph-properties fo:text-align="justify" style:justify-single-word="false"/>
      <style:text-properties style:font-name="Futura URW Extra Bold" fo:language="en" fo:country="US" fo:font-weight="bold" officeooo:rsid="0025bb2c" officeooo:paragraph-rsid="0025bb2c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Futura URW Extra Bold" fo:language="en" fo:country="US" officeooo:rsid="0013dbb6" officeooo:paragraph-rsid="0025bb2c"/>
    </style:style>
    <style:style style:name="P7" style:family="paragraph" style:parent-style-name="Signature">
      <style:paragraph-properties fo:text-align="end" style:justify-single-word="false"/>
      <style:text-properties style:font-name="Futura URW Extra Bold" fo:language="en" fo:country="US"/>
    </style:style>
    <style:style style:name="P8" style:family="paragraph" style:parent-style-name="Footer">
      <style:paragraph-properties fo:text-align="center" style:justify-single-word="false"/>
      <style:text-properties style:font-name="Futura URW Extra Bold" fo:language="en" fo:country="US" officeooo:rsid="0025330c" officeooo:paragraph-rsid="0025330c"/>
    </style:style>
    <style:style style:name="P9" style:family="paragraph" style:parent-style-name="Text_20_body">
      <style:text-properties style:font-name="Futura Std Book" fo:font-size="11pt" fo:language="en" fo:country="US" fo:font-style="italic" fo:font-weight="normal" officeooo:rsid="00835ff6" officeooo:paragraph-rsid="00835ff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Futura URW Extra Bold" fo:font-size="18pt" fo:language="en" fo:country="US" style:text-underline-style="solid" style:text-underline-width="auto" style:text-underline-color="font-color" fo:font-weight="normal" officeooo:rsid="0086ad0b" officeooo:paragraph-rsid="0086ad0b" style:font-size-asian="18pt" style:font-weight-asian="normal" style:font-size-complex="18pt" style:font-weight-complex="normal"/>
    </style:style>
    <style:style style:name="P11" style:family="paragraph" style:parent-style-name="Title">
      <style:text-properties style:font-name="Futura URW Extra Bold" fo:font-size="28pt" fo:language="en" fo:country="US" fo:font-weight="normal" officeooo:rsid="0087570d" officeooo:paragraph-rsid="0087570d" style:font-size-asian="28pt" style:font-weight-asian="normal" style:font-size-complex="28pt" style:font-weight-complex="normal"/>
    </style:style>
    <style:style style:name="P12" style:family="paragraph" style:parent-style-name="Signature">
      <style:paragraph-properties fo:text-align="end" style:justify-single-word="false"/>
      <style:text-properties style:font-name="Futura URW Extra Bold" fo:language="en" fo:country="US" officeooo:rsid="00835ff6" officeooo:paragraph-rsid="00835ff6"/>
    </style:style>
    <style:style style:name="T1" style:family="text">
      <style:text-properties style:text-position="super 58%"/>
    </style:style>
    <style:style style:name="T2" style:family="text">
      <style:text-properties officeooo:rsid="00364340"/>
    </style:style>
    <style:style style:name="T3" style:family="text">
      <style:text-properties officeooo:rsid="008513af"/>
    </style:style>
    <style:style style:name="T4" style:family="text">
      <style:text-properties officeooo:rsid="0086a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Text_20_body"><text:tab/><text:span text:style-name="T4">Distributed, asynchronous, computing platforms have recently made their impact felt through the popular adoption of crypto-ledgers. A crypto ledger is simply a non-refutable immutable persistent store of facts, typically time series based, managed in a completely decentralized manner</text:span></text:p>
      <text:p text:style-name="P4"/>
      <text:p text:style-name="P5">Breaking Free of the Gravity Well</text:p>
      <text:p text:style-name="P6"><text:tab/>Prior to <text:span text:style-name="T2">anti-grav</text:span>, half the energy and fuel required to reach any part of the solar system was used up just getting into Earth orbit in the first pl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utura Std Book" svg:font-family="'Futura Std Book'" style:font-pitch="variable"/>
    <style:font-face style:name="Futura URW Extra Bold" svg:font-family="'Futura URW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/>
      <style:text-properties style:font-name="Futura URW Extra Bold" fo:font-family="'Futura URW Extra Bold'" style:font-pitch="variable" fo:font-size="11pt" fo:language="en" fo:country="US" officeooo:rsid="0011aa11" style:font-size-asian="11pt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Futura URW Extra Bold" fo:font-size="28pt" fo:language="en" fo:country="US" fo:font-weight="normal" officeooo:rsid="00814265" officeooo:paragraph-rsid="00814265" style:font-size-asian="28pt" style:font-weight-asian="normal" style:font-size-complex="28pt" style:font-weight-complex="normal"/>
    </style:style>
    <style:style style:name="MP2" style:family="paragraph" style:parent-style-name="Text_20_body">
      <style:text-properties style:font-name="Futura Std Book" fo:language="en" fo:country="US" fo:font-weight="normal" officeooo:rsid="0011aa11" officeooo:paragraph-rsid="0011aa11" style:font-weight-asian="normal" style:font-weight-complex="normal"/>
    </style:style>
    <style:style style:name="MP3" style:family="paragraph" style:parent-style-name="Text_20_body">
      <style:text-properties style:font-name="Futura Std Book" fo:language="en" fo:country="US" fo:font-style="italic" fo:font-weight="normal" officeooo:rsid="00814265" officeooo:paragraph-rsid="00814265" style:font-style-asian="italic" style:font-weight-asian="normal" style:font-style-complex="italic" style:font-weight-complex="normal"/>
    </style:style>
    <style:style style:name="MP4" style:family="paragraph" style:parent-style-name="Title">
      <style:text-properties style:font-name="Futura URW Extra Bold" fo:font-size="28pt" fo:language="en" fo:country="US" fo:font-weight="normal" officeooo:rsid="0087570d" officeooo:paragraph-rsid="0087570d" style:font-size-asian="28pt" style:font-weight-asian="normal" style:font-size-complex="28pt" style:font-weight-complex="normal"/>
    </style:style>
    <style:style style:name="MP5" style:family="paragraph" style:parent-style-name="Signature">
      <style:paragraph-properties fo:text-align="end" style:justify-single-word="false"/>
      <style:text-properties style:font-name="Futura URW Extra Bold" fo:language="en" fo:country="US"/>
    </style:style>
    <style:style style:name="MP6" style:family="paragraph" style:parent-style-name="Signature">
      <style:paragraph-properties fo:text-align="end" style:justify-single-word="false"/>
      <style:text-properties style:font-name="Futura URW Extra Bold" fo:language="en" fo:country="US" officeooo:rsid="00835ff6" officeooo:paragraph-rsid="00835ff6"/>
    </style:style>
    <style:style style:name="MP7" style:family="paragraph" style:parent-style-name="Text_20_body">
      <style:text-properties style:font-name="Futura Std Book" fo:font-size="11pt" fo:language="en" fo:country="US" fo:font-style="italic" fo:font-weight="normal" officeooo:rsid="00835ff6" officeooo:paragraph-rsid="00835ff6" style:font-size-asian="11pt" style:font-style-asian="italic" style:font-weight-asian="normal" style:font-size-complex="11pt" style:font-style-complex="italic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Futura URW Extra Bold" fo:language="en" fo:country="US" officeooo:rsid="0025330c" officeooo:paragraph-rsid="0025330c"/>
    </style:style>
    <style:style style:name="MT1" style:family="text">
      <style:text-properties style:text-position="super 58%"/>
    </style:style>
    <style:style style:name="MT2" style:family="text">
      <style:text-properties officeooo:rsid="008513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2925*" fo:start-indent="0in" fo:end-indent="0.0925in"/>
          <style:column style:rel-width="32610*" fo:start-indent="0.0925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&lt;Second Header Title&gt;</text:p>
        <text:p text:style-name="MP2"/>
        <text:p text:style-name="MP3">&lt;Second Optional Header Subtitle&gt;</text:p>
      </style:header>
      <loext:header-first>
        <text:p text:style-name="MP4">State of the Blockchain Development</text:p>
        <text:p text:style-name="MP5">by Benjamin Scherrey</text:p>
        <text:p text:style-name="MP6">January 13<text:span text:style-name="MT1">th</text:span>, 2019</text:p>
        <text:p text:style-name="MP2"/>
        <text:p text:style-name="MP7">Aligning problem domains, <text:span text:style-name="MT2">mental models, and </text:span>language implementation.</text:p>
      </loext:header-first>
      <style:footer>
        <text:p text:style-name="MP8">Page <text:page-number text:select-page="current">11</text:page-number><text:s/>of <text:page-count>1</text:page-count></text:p>
      </style:footer>
      <loext:footer-first>
        <text:p text:style-name="MP8">Page <text:page-number text:select-page="current">1</text:page-number><text:s/>of <text:page-count>1</text:page-count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26:37.904098629</meta:creation-date>
    <meta:editing-duration>PT3H52M32S</meta:editing-duration>
    <meta:editing-cycles>6</meta:editing-cycles>
    <meta:generator>LibreOffice/6.1.2.1$Linux_X86_64 LibreOffice_project/65905a128db06ba48db947242809d14d3f9a93fe</meta:generator>
    <dc:date>2019-01-13T17:19:10.195216032</dc:date>
    <meta:document-statistic meta:table-count="0" meta:image-count="0" meta:object-count="0" meta:page-count="1" meta:paragraph-count="12" meta:word-count="108" meta:character-count="706" meta:non-whitespace-character-count="607"/>
    <meta:user-defined meta:name="Info 1"/>
    <meta:user-defined meta:name="Info 2"/>
    <meta:user-defined meta:name="Info 3"/>
    <meta:user-defined meta:name="Info 4"/>
  </office:meta>
</office:document-meta>
</file>